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fo:language="pt" fo:country="BR" officeooo:rsid="00214fff" officeooo:paragraph-rsid="00214fff"/>
    </style:style>
    <style:style style:name="P3" style:family="paragraph" style:parent-style-name="Standard">
      <style:text-properties fo:language="pt" fo:country="BR" officeooo:rsid="00214fff" officeooo:paragraph-rsid="0021d69e"/>
    </style:style>
    <style:style style:name="P4" style:family="paragraph" style:parent-style-name="Standard">
      <style:paragraph-properties fo:text-align="justify" style:justify-single-word="false"/>
      <style:text-properties fo:language="pt" fo:country="BR" officeooo:rsid="00214fff" officeooo:paragraph-rsid="0021d69e"/>
    </style:style>
    <style:style style:name="P5" style:family="paragraph" style:parent-style-name="Standard">
      <style:text-properties officeooo:rsid="00193ccf" officeooo:paragraph-rsid="00193ccf"/>
    </style:style>
    <style:style style:name="P6" style:family="paragraph" style:parent-style-name="Standard">
      <style:text-properties officeooo:rsid="001b78e7" officeooo:paragraph-rsid="00193ccf"/>
    </style:style>
    <style:style style:name="P7" style:family="paragraph" style:parent-style-name="Standard">
      <style:text-properties officeooo:rsid="001b78e7" officeooo:paragraph-rsid="001b78e7"/>
    </style:style>
    <style:style style:name="P8" style:family="paragraph" style:parent-style-name="Standard">
      <style:text-properties fo:language="en" fo:country="US" officeooo:rsid="00214fff" officeooo:paragraph-rsid="0024fcd8"/>
    </style:style>
    <style:style style:name="P9" style:family="paragraph" style:parent-style-name="Standard">
      <style:paragraph-properties fo:text-align="justify" style:justify-single-word="false"/>
      <style:text-properties fo:language="en" fo:country="US" officeooo:rsid="0024fcd8" officeooo:paragraph-rsid="00298694"/>
    </style:style>
    <style:style style:name="P10" style:family="paragraph" style:parent-style-name="Standard">
      <style:paragraph-properties fo:text-align="justify" style:justify-single-word="false"/>
      <style:text-properties fo:language="en" fo:country="US" officeooo:rsid="0024fcd8" officeooo:paragraph-rsid="0024fcd8"/>
    </style:style>
    <style:style style:name="P11" style:family="paragraph" style:parent-style-name="Standard">
      <style:paragraph-properties fo:text-align="justify" style:justify-single-word="false"/>
      <style:text-properties fo:language="en" fo:country="US" officeooo:rsid="00234624" officeooo:paragraph-rsid="00234624"/>
    </style:style>
    <style:style style:name="P12" style:family="paragraph" style:parent-style-name="Standard">
      <style:paragraph-properties fo:text-align="justify" style:justify-single-word="false"/>
      <style:text-properties officeooo:rsid="00234624" officeooo:paragraph-rsid="00234624"/>
    </style:style>
    <style:style style:name="P13" style:family="paragraph" style:parent-style-name="Standard">
      <style:paragraph-properties fo:text-align="justify" style:justify-single-word="false"/>
      <style:text-properties officeooo:rsid="00234624" officeooo:paragraph-rsid="00234624" style:font-size-asian="10.5pt"/>
    </style:style>
    <style:style style:name="T1" style:family="text">
      <style:text-properties officeooo:rsid="00214fff"/>
    </style:style>
    <style:style style:name="T2" style:family="text">
      <style:text-properties officeooo:rsid="002192ea"/>
    </style:style>
    <style:style style:name="T3" style:family="text">
      <style:text-properties officeooo:rsid="0021d69e"/>
    </style:style>
    <style:style style:name="T4" style:family="text">
      <style:text-properties fo:color="#000000"/>
    </style:style>
    <style:style style:name="T5" style:family="text">
      <style:text-properties fo:color="#000000" officeooo:rsid="0021d69e"/>
    </style:style>
    <style:style style:name="T6" style:family="text">
      <style:text-properties fo:color="#000000" officeooo:rsid="00214fff"/>
    </style:style>
    <style:style style:name="T7" style:family="text">
      <style:text-properties fo:color="#000000" officeooo:rsid="0024fcd8"/>
    </style:style>
    <style:style style:name="T8" style:family="text">
      <style:text-properties fo:color="#000000" officeooo:rsid="0025f9f5"/>
    </style:style>
    <style:style style:name="T9" style:family="text">
      <style:text-properties fo:color="#000000" officeooo:rsid="0028d083"/>
    </style:style>
    <style:style style:name="T10" style:family="text">
      <style:text-properties fo:color="#000000" officeooo:rsid="0026dfbc"/>
    </style:style>
    <style:style style:name="T11" style:family="text">
      <style:text-properties fo:color="#000000" officeooo:rsid="002bb7d8"/>
    </style:style>
    <style:style style:name="T12" style:family="text">
      <style:text-properties style:font-size-asian="10.5pt"/>
    </style:style>
    <style:style style:name="T13" style:family="text">
      <style:text-properties officeooo:rsid="0025f9f5" style:font-size-asian="10.5pt"/>
    </style:style>
    <style:style style:name="T14" style:family="text">
      <style:text-properties officeooo:rsid="0027fe51" style:font-size-asian="10.5pt"/>
    </style:style>
    <style:style style:name="T15" style:family="text">
      <style:text-properties officeooo:rsid="0024fcd8"/>
    </style:style>
    <style:style style:name="T16" style:family="text">
      <style:text-properties officeooo:rsid="0025f9f5"/>
    </style:style>
    <style:style style:name="T17" style:family="text">
      <style:text-properties officeooo:rsid="0027116e"/>
    </style:style>
    <style:style style:name="T18" style:family="text">
      <style:text-properties officeooo:rsid="0027fe51"/>
    </style:style>
    <style:style style:name="T19" style:family="text">
      <style:text-properties officeooo:rsid="00298694"/>
    </style:style>
    <style:style style:name="T20" style:family="text">
      <style:text-properties officeooo:rsid="002a9204"/>
    </style:style>
    <style:style style:name="T21" style:family="text">
      <style:text-properties officeooo:rsid="002f2732"/>
    </style:style>
    <style:style style:name="T22" style:family="text">
      <style:text-properties officeooo:rsid="0030bc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o</text:p>
      <text:p text:style-name="P1"/>
      <text:p text:style-name="P2"><text:tab/>O estudo <text:s/><text:span text:style-name="T3">em detalhe </text:span>do processo de evolução e formação da Via Láctea cobre diversos aspectos astrofísicos e necessita de observações <text:s/>fotométricas e espectroscópicas profundas e em grandes volumes <text:span text:style-name="T3">G</text:span>alácticos. Um <text:span text:style-name="T3">mecanismo importante proposto</text:span> para a evolu<text:span text:style-name="T3">ção das galáxias</text:span> é <text:span text:style-name="T3">pel</text:span>a acreção de matéria por atração gravitacional, ou seja, pequenas estruturas estelares entram em órbita ou são completamente fundidas à nossa Galáxia <text:span text:style-name="T3">ao longo de sua história</text:span>. <text:span text:style-name="T3">G</text:span>randes levantamentos fotométricos, como o Sloan Digital Sky Survey (S<text:span text:style-name="T2">DSS</text:span>) e o Dark Energy Survey (DES), <text:span text:style-name="T3">vêm</text:span> nos d<text:span text:style-name="T3">ando</text:span> a oportunidade de detectar e fazer um censo dessas estruturas estelares que <text:span text:style-name="T3">ainda </text:span>se encontram nos limites da Via Láctea, o halo <text:span text:style-name="T16">Galáctico.</text:span> \\ </text:p>
      <text:p text:style-name="P3"><text:s text:c="2"/><text:tab/>Inspirados por essas questões e pelos recentes levantamentos fotométricos, desenvolvemos o algor<text:span text:style-name="T3">i</text:span>timo SparSEx, um método para detecção de novas subestruturas estelares<text:span text:style-name="T3"> </text:span>. O método é uma combinação da técnica de matched filter com um simulador de populações estelares simples e um detector sistemático de sobredensidades. O método foi validado pela busca de subestruturas já conhecidas<text:span text:style-name="T4">, tais como aglomerados estelares, galáxias anãs e correntes estelares, <text:s/>em regiões cobertas </text:span><text:s/>pelo Baryon Oscillation Spectroscopy Survey (BOSS) e <text:span text:style-name="T3">pelo</text:span> S<text:span text:style-name="T2">DSS</text:span>. Nós recuperamos com sucesso todos os aglomerados e anãs conhecidas com <text:span text:style-name="T17">alta</text:span> significância, além de também recuperarmos a cauda de maré da galáxia anã de Sagitário. \\</text:p>
      <text:p text:style-name="P2"><text:s text:c="2"/><text:tab/>Após a validação do método, aplicamos o algor<text:span text:style-name="T3">i</text:span>tmo <text:span text:style-name="T3">aos</text:span> dados <text:s/>do<text:span text:style-name="T3">s dois primeiros anos do</text:span> DES, <text:span text:style-name="T3">materializados pelos catálogos de uso interno chamados respectivamente de </text:span>Y1A1 <text:span text:style-name="T3">e Y2Q2</text:span>. Essa aplicação nos revelou 17 <text:span text:style-name="T18">candidatos a </text:span>galáxias anãs nunca antes detectad<text:span text:style-name="T18">o</text:span>s. Muitas dessas <text:s/>subestruturas <text:s/>estão próximas do sistema de Magalhães, e são <text:span text:style-name="T3">pobres em estrelas</text:span>. Esses resultados, que foram obtidos pelo nosso método e também por outros métodos de detecção dentro da colaboração DES, foram publicados em <text:span text:style-name="T3">fevereiro</text:span> e <text:span text:style-name="T3">agosto</text:span> deste ano. \\</text:p>
      <text:p text:style-name="P3"><text:s text:c="2"/><text:tab/>Esperamos que o algor<text:span text:style-name="T3">i</text:span>timo SparSEx possa ser usado em dados futuros do DES <text:span text:style-name="T21">e</text:span> também em novos <text:span text:style-name="T22">levantamentos</text:span> fotométricos, <text:span text:style-name="T3">como, por exemplo, o </text:span><text:span text:style-name="T5">Large Synoptic Survey Telescope,</text:span> aumentando nosso conhecimento e acurácia sobre as subestruturas existentes no halo Galáctico e, por conseguinte, nosso conhecimento sobre a evolução da Via Láctea. </text:p>
      <text:p text:style-name="P4"><text:tab/></text:p>
      <text:p text:style-name="P7">Palavras chave: Via láctea. Subestruturas. Halo Galáctico. <text:s text:c="2"/>??</text:p>
      <text:p text:style-name="P5"/>
      <text:p text:style-name="P6"/>
      <text:p text:style-name="P12">Abstract</text:p>
      <text:p text:style-name="P13"/>
      <text:p text:style-name="P11"><text:span text:style-name="T12">The detailed study </text:span><text:span text:style-name="T14">of</text:span><text:span text:style-name="T12"> the Milk Way <text:s/>process of formation and evolution covers a wide range of astrophysics aspects and needs deep photometric and spectroscopic observations on </text:span><text:span text:style-name="T13">large</text:span><text:span text:style-name="T12"> Galactic volumes. A suggested important mechanism for the evolution of galaxies is </text:span><text:span text:style-name="T14">through </text:span><text:span text:style-name="T12"><text:s/>the matter accretion due to gravitational attraction. </text:span><text:span text:style-name="T14">I</text:span><text:span text:style-name="T12">n other words, small stellar structures <text:s/>come into orbiting or are completely consumed by our Galaxy on the course of its history. <text:s/>Wide photometric surveys, </text:span><text:span text:style-name="T14">such </text:span><text:span text:style-name="T12">as Sloan Digital S</text:span><text:span text:style-name="T1">urvey (SDSS) <text:s/></text:span>and <text:span text:style-name="T1"><text:s/></text:span>the <text:span text:style-name="T1"><text:s/>Dark Energy Survey (DES), </text:span>give us the new opportunity to detect and <text:span text:style-name="T18">complete the</text:span> <text:span text:style-name="T16">census</text:span> of these stellar structures that are still in the limits of the Milk Way, <text:span text:style-name="T18">in </text:span>the Galactic halo.<text:span text:style-name="T1"> \\ </text:span></text:p>
      <text:p text:style-name="P11"/>
      <text:p text:style-name="P11">Inspired by these questions and by the recent photometric surveys, we developed the SparSEx algorithm, a method for detecting new stellar substructures. The method is a combination of the mat<text:span text:style-name="T16">c</text:span>hed filter techni<text:span text:style-name="T15">que with a simulator of simple stellar population and a systematic detector of over-densities. The method was validated by the search for knew substructures, as globular clusters</text:span><text:span text:style-name="T6">, <text:s/></text:span><text:span text:style-name="T7">dwarf galaxies and stellar streams</text:span><text:span text:style-name="T6">, <text:s/></text:span><text:span text:style-name="T7">on regions cover</text:span><text:span text:style-name="T9">ed</text:span><text:span text:style-name="T7"> by the</text:span><text:span text:style-name="T1"> Baryon Oscillation Spectroscopy Survey (BOSS) and by SDSS. We successfully recover all the knew globular clusters and dwarf galaxies with </text:span><text:soft-page-break/><text:span text:style-name="T1">high significance. We also recovered <text:s/>the Sagittarius dwarf stellar stream. \\</text:span></text:p>
      <text:p text:style-name="P9">After the method validation, we applied the algorithm to the data of the two first years of DES, w<text:span text:style-name="T16">h</text:span>ich <text:span text:style-name="T10">are contained in the internal </text:span>collaboration called <text:s/>respectively by Y1A1 and Y2Q2. This application revealed 1<text:span text:style-name="T19">7</text:span> dwarf galax<text:span text:style-name="T19">y</text:span> <text:span text:style-name="T19">candidates </text:span>never detected before. Many of these substructure are near the Magellanic clouds, and are poor stellar populations. These results, which were obtained by our method and also by other methods inside the DES collaboration, were publish<text:span text:style-name="T19">ed</text:span> in <text:s/>February and August of this year. \\</text:p>
      <text:p text:style-name="P10"><text:tab/>We hope that the SparSEx algorithm can be used <text:span text:style-name="T20">on</text:span> future data fr<text:span text:style-name="T16">o</text:span>m DES and also new photometric surveys, <text:s/>like, for example, the <text:s/><text:span text:style-name="T5">Large Synoptic Survey Telescope. </text:span><text:span text:style-name="T11">This will </text:span><text:span text:style-name="T5"><text:s/></text:span><text:span text:style-name="T8">increas</text:span><text:span text:style-name="T11">e</text:span><text:span text:style-name="T8"> our knowledge and accuracy about the existing substructures that </text:span><text:span text:style-name="T11">are</text:span><text:span text:style-name="T8"> locate</text:span><text:span text:style-name="T11">d</text:span><text:span text:style-name="T8"> </text:span><text:span text:style-name="T11">in </text:span><text:span text:style-name="T8">the Galactic halo, and therefore </text:span><text:span text:style-name="T16">our knowledge about the Milk way evolutio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queiroz</meta:initial-creator>
    <meta:creation-date>2015-10-23T10:24:37</meta:creation-date>
    <meta:generator>LibreOffice/4.2.7.2$Linux_X86_64 LibreOffice_project/420m0$Build-2</meta:generator>
    <dc:date>2015-11-05T11:00:14.350173496</dc:date>
    <meta:editing-duration>PT4H6M42S</meta:editing-duration>
    <meta:editing-cycles>26</meta:editing-cycles>
    <meta:document-statistic meta:table-count="0" meta:image-count="0" meta:object-count="0" meta:page-count="2" meta:paragraph-count="12" meta:word-count="705" meta:character-count="4624" meta:non-whitespace-character-count="3891"/>
  </office:meta>
</office:document-meta>
</file>